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</text:span><text:span text:style-name="T2"/></text:p>
      <text:p text:style-name="P1"><text:span text:style-name="T2">select</text:span></text:p>
      <text:p text:style-name="P1"><text:span text:style-name="T2">firstname,</text:span></text:p>
      <text:p text:style-name="P1"><text:span text:style-name="T2">lastname,</text:span></text:p>
      <text:p text:style-name="P1"><text:span text:style-name="T2">country,</text:span></text:p>
      <text:p text:style-name="P1"><text:span text:style-name="T2">sum(customernumber)</text:span></text:p>
      <text:p text:style-name="P1"><text:span text:style-name="T2">from employees</text:span></text:p>
      <text:p text:style-name="P1"><text:span text:style-name="T2"><text:s text:c="4"/>join customers on employees.employeenumber = customers.salesRepEmployeeNumber</text:span></text:p>
      <text:p text:style-name="P1"><text:span text:style-name="T2"><text:s text:c="4"/>group by customernumber</text:span></text:p>
      <text:p text:style-name="P1"><text:span text:style-name="T2"/></text:p>
      <text:p text:style-name="P1"><text:span text:style-name="T3">2.</text:span></text:p>
      <text:p text:style-name="P1"><text:span text:style-name="T3">select year(orderDate),count(orderDate) from products</text:span></text:p>
      <text:p text:style-name="P1"><text:span text:style-name="T3">join orderdetails on products.productCode = orderdetails.productCode</text:span></text:p>
      <text:p text:style-name="P1"><text:span text:style-name="T3">join orders on orderdetails.orderNumber = orders.orderNumber</text:span></text:p>
      <text:p text:style-name="P1"><text:span text:style-name="T3">where productName = "1969 Harley Davidson Ultimate Chopper"</text:span></text:p>
      <text:p text:style-name="P1"><text:span text:style-name="T3">group by year(orderDate)</text:span></text:p>
      <text:p text:style-name="P1"><text:span text:style-name="T3"/></text:p>
      <text:p text:style-name="P1"><text:span text:style-name="T3">3)</text:span></text:p>
      <text:p text:style-name="P1"><text:span text:style-name="T3">select </text:span></text:p>
      <text:p text:style-name="P1"><text:span text:style-name="T3">year(orderDate),</text:span></text:p>
      <text:p text:style-name="P1"><text:span text:style-name="T3">sum(quantityordered*priceeach)</text:span></text:p>
      <text:p text:style-name="P1"><text:span text:style-name="T3">from orderdetails</text:span></text:p>
      <text:p text:style-name="P1"><text:span text:style-name="T3">join products on orderdetails.productCode = products.productCode</text:span></text:p>
      <text:p text:style-name="P1"><text:span text:style-name="T3">join orders on orderdetails.orderNumber = orders.orderNumber</text:span></text:p>
      <text:p text:style-name="P1"><text:span text:style-name="T3">where productName = "1969 Harley Davidson Ultimate Chopper"</text:span></text:p>
      <text:p text:style-name="P1"><text:span text:style-name="T3">group by year(orderDate)</text:span></text:p>
      <text:p text:style-name="P1"><text:span text:style-name="T3"/></text:p>
      <text:p text:style-name="P1"><text:span text:style-name="T3">4) </text:span></text:p>
      <text:p text:style-name="P1"><text:span text:style-name="T3">select productline, </text:span></text:p>
      <text:p text:style-name="P1"><text:span text:style-name="T3">count(productcode) from products</text:span></text:p>
      <text:p text:style-name="P1"><text:span text:style-name="T3"><text:s/>group by productline having count(productcode) &gt; 10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